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style:font-name="Courier New"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ff" fo:font-size="26pt" style:font-size-asian="26pt" style:font-size-complex="26pt"/>
    </style:style>
    <style:style style:name="T8" style:family="text">
      <style:text-properties style:font-name="Liberation Sans2" fo:font-size="40pt" style:font-name-asian="Liberation Sans2" style:font-size-asian="40pt" style:font-name-complex="Liberation Sans2" style:font-size-complex="40pt"/>
    </style:style>
    <style:style style:name="T9" style:family="text">
      <style:text-properties fo:color="#ff0000"/>
    </style:style>
    <style:style style:name="T10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umption-Based Argumentation in Nuv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Jeff Thompson</text:p>
            <text:p>Imperial College</text:p>
            <text:p>June 22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vl library</text:p>
              </text:list-item>
              <text:list-item>
                <text:p>Data model</text:p>
              </text:list-item>
              <text:list-item>
                <text:p>Computing the framework</text:p>
              </text:list-item>
              <text:list-item>
                <text:p>Nuvl World application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vl</text:p>
          </draw:text-box>
        </draw:frame>
        <draw:frame presentation:style-name="pr4" draw:layer="layout" svg:width="26.6cm" svg:height="12.179cm" svg:x="1.362cm" svg:y="4.914cm" presentation:class="outline" presentation:user-transformed="true">
          <draw:text-box>
            <text:list text:style-name="L2">
              <text:list-item>
                <text:p>Knowledge representation library in Scala</text:p>
              </text:list-item>
              <text:list-item>
                <text:p>Port of 2016-ABAPlus (Python)</text:p>
              </text:list-item>
              <text:list-item>
                <text:p>Scala for speed, verifiability, Java apps<text:line-break/><text:span text:style-name="T1">def is_flat(self):</text:span><text:span text:style-name="T1"><text:line-break/></text:span><text:span text:style-name="T1"> <text:s/>for rule in self.rules:</text:span><text:span text:style-name="T1"><text:line-break/></text:span><text:span text:style-name="T1"> <text:s text:c="3"/>if rule.consequent in self.assumptions:</text:span><text:span text:style-name="T1"><text:line-break/></text:span><text:span text:style-name="T1"> <text:s text:c="5"/>return False</text:span><text:span text:style-name="T1"><text:line-break/></text:span><text:span text:style-name="T1"> <text:s/>return True</text:span><text:span text:style-name="T1"><text:line-break/></text:span><text:span text:style-name="T1"><text:line-break/></text:span><text:span text:style-name="T1">def is_flat = !rules.exists(assumptions contains _.consequent)</text:span></text:p>
              </text:list-item>
              <text:list-item>
                <text:p>ABA Scala functions are callable from Java</text:p>
              </text:list-item>
              <text:list-item>
                <text:p>Passes unit tests</text:p>
              </text:list-item>
              <text:list-item>
                <text:p>Represent statements in Scheme</text:p>
                <text:list>
                  <text:list-item>
                    <text:p>(implies (attr LondonWet) (attr ImperialWet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to argue about?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Physical systems with physical attributes</text:p>
                <text:list>
                  <text:list-item>
                    <text:p>Attribute of the “Imperial College location being wet”</text:p>
                  </text:list-item>
                </text:list>
              </text:list-item>
              <text:list-item>
                <text:p>Attributes can conflict</text:p>
                <text:list>
                  <text:list-item>
                    <text:p>“Imperial College location being wet” vs. “dry”</text:p>
                  </text:list-item>
                </text:list>
              </text:list-item>
              <text:list-item>
                <text:p>Tasks that transform “in” attributes to “out”</text:p>
                <text:list>
                  <text:list-item>
                    <text:p>“Raining in London last night” becomes<text:line-break/>“Imperial College location being wet”</text:p>
                  </text:list-item>
                </text:list>
              </text:list-item>
              <text:list-item>
                <text:p>Tasks are explanations for the <text:s/>“out” attributes</text:p>
              </text:list-item>
              <text:list-item>
                <text:p>Tasks also have other “out” (conflicting?) attributes</text:p>
                <text:list>
                  <text:list-item>
                    <text:p>“Raining in London last night” becomes<text:line-break/>“Science Museum location being w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ributes</text:p>
          </draw:text-box>
        </draw:frame>
        <draw:frame presentation:style-name="pr4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Declare an attribute</text:p>
                <text:list>
                  <text:list-item>
                    <text:p>(attr ImperialWet)</text:p>
                  </text:list-item>
                </text:list>
              </text:list-item>
              <text:list-item>
                <text:p>Rules to inherit</text:p>
                <text:list>
                  <text:list-item>
                    <text:p>(implies (attr LondonWet) (attr ImperialWet))</text:p>
                  </text:list-item>
                </text:list>
              </text:list-item>
              <text:list-item>
                <text:p>Logical functions to construct attributes</text:p>
                <text:list>
                  <text:list-item>
                    <text:p>(LocationFn ImperialCollege) <text:span text:style-name="T2">“attribute of being located at ImperialCollege”</text:span></text:p>
                  </text:list-item>
                </text:list>
              </text:list-item>
              <text:list-item>
                <text:p>Refine using subAttr</text:p>
                <text:list>
                  <text:list-item>
                    <text:p>(subAttrOf ImperialWet (LocationFn ImperialCollege))</text:p>
                  </text:list-item>
                  <text:list-item>
                    <text:p>(subAttrOf ImperialWet <text:line-break/> <text:s/>(TimeIntervalFn 1498114800000 1498118400000))</text:p>
                  </text:list-item>
                </text:list>
              </text:list-item>
              <text:list-item>
                <text:p>Conflicting attributes using disjointAttrs</text:p>
                <text:list>
                  <text:list-item>
                    <text:p>(disjointAttrs ScienceMuseumDry ScienceMuseumWet) <text:span text:style-name="T3">↔</text:span> <text:line-break/>(implies (attr ScienceMuseumDry) (not (attr ScienceMuseumWet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s</text:p>
          </draw:text-box>
        </draw:frame>
        <draw:frame presentation:style-name="pr4" draw:layer="layout" svg:width="26.248cm" svg:height="12.179cm" svg:x="1.438cm" svg:y="5.066cm" presentation:class="outline" presentation:user-transformed="true">
          <draw:text-box>
            <text:list text:style-name="L2">
              <text:list-item>
                <text:p>Transforms a system from “in” to “out” attribute</text:p>
              </text:list-item>
              <text:list-item>
                <text:p>Tasks are the assumptions</text:p>
              </text:list-item>
              <text:list-item>
                <text:p>An assumed explanation for the “out” attribute</text:p>
                <text:list>
                  <text:list-item>
                    <text:p>(implies (task ImperialSprinkler) (attr ImperialWet))</text:p>
                  </text:list-item>
                  <text:list-item>
                    <text:p>(implies <text:span text:style-name="T4">(task LondonRaining)</text:span> (attr LondonWet)) </text:p>
                  </text:list-item>
                </text:list>
              </text:list-item>
              <text:list-item>
                <text:p>Task implies other attributes which can conflict</text:p>
                <text:list>
                  <text:list-item>
                    <text:p><text:span text:style-name="T5">(implies (attr LondonWet) (attr ScienceMuseumWet))</text:span></text:p>
                  </text:list-item>
                  <text:list-item>
                    <text:p><text:span text:style-name="T5">(disjointAttrs ScienceMuseumDry ScienceMuseumWet)</text:span></text:p>
                  </text:list-item>
                </text:list>
              </text:list-item>
              <text:list-item>
                <text:p><text:span text:style-name="T6">Attacks come from transpose of rules</text:span></text:p>
                <text:list>
                  <text:list-item>
                    <text:p><text:span text:style-name="T5">(implies (not (attr ScienceMuseumWet)) (not </text:span><text:span text:style-name="T5">(attr LondonWet)))</text:span></text:p>
                  </text:list-item>
                  <text:list-item>
                    <text:p><text:span text:style-name="T5">(implies (not (attr LondonWet)) (not </text:span><text:span text:style-name="T7">(task LondonRaining)</text:span><text:span text:style-name="T5">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ing the framework</text:p>
          </draw:text-box>
        </draw:frame>
        <draw:frame presentation:style-name="pr4" draw:layer="layout" svg:width="26.286cm" svg:height="12.179cm" svg:x="1.4cm" svg:y="4.914cm" presentation:class="outline" presentation:user-transformed="true">
          <draw:text-box>
            <text:list text:style-name="L2">
              <text:list-item>
                <text:p>Add rule transpositions<text:line-break/><text:span text:style-name="T1">for (rule &lt;- baseRules) {</text:span><text:span text:style-name="T1"><text:line-break/></text:span><text:span text:style-name="T1"> <text:s/>for (a &lt;- rule.antecedent)</text:span><text:span text:style-name="T1"><text:line-break/></text:span><text:span text:style-name="T1"> <text:s text:c="3"/>val newAnt = (rule.antecedent - a) + rule.consequent.contrary</text:span><text:span text:style-name="T1"><text:line-break/></text:span><text:span text:style-name="T1"> <text:s text:c="3"/>rules += Rule(newAnt, a.contrary) } }</text:span></text:p>
              </text:list-item>
              <text:list-item>
                <text:p>Flat framework - for each assumption X, add:</text:p>
              </text:list-item>
            </text:list>
            <text:list text:style-name="L3">
              <text:list-item>
                <text:list>
                  <text:list-item>
                    <text:p>@X → X</text:p>
                  </text:list-item>
                  <text:list-item>
                    <text:p>¬X → ¬@X</text:p>
                  </text:list-item>
                </text:list>
              </text:list-item>
            </text:list>
            <text:list text:style-name="L2">
              <text:list-item>
                <text:p>Actually compute with the “@” assumptions</text:p>
              </text:list-item>
              <text:list-item>
                <text:p>Generate preferred extensions</text:p>
              </text:list-item>
              <text:list-item>
                <text:p>Grounded extension = intersection of preferred</text:p>
              </text:list-item>
              <text:list-item>
                <text:p>Compute deduced (attr $A) of grounded exten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enarios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A scenario for each preferred extension</text:p>
              </text:list-item>
              <text:list-item>
                <text:p>Compute deduced (attr $A) of preferred extension</text:p>
              </text:list-item>
              <text:list-item>
                <text:p>“Conflicting” assumptions = preferred - grounded</text:p>
              </text:list-item>
              <text:list-item>
                <text:p>Select a scenario to change event stat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nt status</text:p>
          </draw:text-box>
        </draw:frame>
        <draw:frame presentation:style-name="pr4" draw:layer="layout" svg:width="25.199cm" svg:height="12.179cm" svg:x="0.867cm" svg:y="5.304cm" presentation:class="outline" presentation:user-transformed="true">
          <draw:text-box>
            <text:list text:style-name="L2">
              <text:list-item>
                <text:p>Nuvl World displays the status of each event:</text:p>
                <text:list>
                  <text:list-item>
                    <text:p>Deduced from grounded extension <text:span text:style-name="T8">☺</text:span></text:p>
                  </text:list-item>
                  <text:list-item>
                    <text:p><text:span text:style-name="T9">Deduced in the selected scenario</text:span></text:p>
                  </text:list-item>
                  <text:list-item>
                    <text:p><text:span text:style-name="T10">Deduced in non-selected scen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vl World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Calendar application in Java</text:p>
              </text:list-item>
              <text:list-item>
                <text:p>2 million locations + time zones from Wikidata</text:p>
              </text:list-item>
              <text:list-item>
                <text:p>Enter events (attribute with location and time)</text:p>
              </text:list-item>
              <text:list-item>
                <text:p>Enter dependencies (tasks from “in” to “out”)</text:p>
              </text:list-item>
              <text:list-item>
                <text:p>Compute scenarios, display conflicts</text:p>
              </text:list-item>
              <text:list-item>
                <text:p>Resolve conflicts</text:p>
                <text:list>
                  <text:list-item>
                    <text:p>Remove a conflicting event</text:p>
                  </text:list-item>
                  <text:list-item>
                    <text:p>Add an event that counter-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uvl World 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umptions</text:p>
                <text:list>
                  <text:list-item>
                    <text:p>(task ImperialSprinkler)</text:p>
                  </text:list-item>
                  <text:list-item>
                    <text:p>(task LondonRaining)</text:p>
                  </text:list-item>
                  <text:list-item>
                    <text:p>(task ScienceMuseumDry)</text:p>
                  </text:list-item>
                </text:list>
              </text:list-item>
              <text:list-item>
                <text:p>Rules</text:p>
                <text:list>
                  <text:list-item>
                    <text:p>(implies (task ImperialSprinkler) (attr ImperialWet))</text:p>
                  </text:list-item>
                  <text:list-item>
                    <text:p>(implies <text:span text:style-name="T4">(task LondonRaining)</text:span> (attr ImperialWet))</text:p>
                  </text:list-item>
                  <text:list-item>
                    <text:p>(implies <text:span text:style-name="T4">(task LondonRaining)</text:span> (attr ScienceMuseumWet))</text:p>
                  </text:list-item>
                  <text:list-item>
                    <text:p>(implies (task ScienceMuseumDry) (attr ScienceMuseumDry))</text:p>
                  </text:list-item>
                  <text:list-item>
                    <text:p>(implies (attr ScienceMuseumDry) (not (attr ScienceMuseumWet)))</text:p>
                  </text:list-item>
                </text:list>
              </text:list-item>
              <text:list-item>
                <text:p>Attacks</text:p>
                <text:list>
                  <text:list-item>
                    <text:p>(implies (not (attr ScienceMuseumWet)) (not <text:span text:style-name="T4">(task LondonRaining)</text:span>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rove the display of conflicts</text:p>
              </text:list-item>
              <text:list-item>
                <text:p>Stress test performance with many events</text:p>
              </text:list-item>
              <text:list-item>
                <text:p>Did I get it the argumentation theory right?</text:p>
              </text:list-item>
              <text:list-item>
                <text:p>Best way to narrow scenarios?</text:p>
                <text:list>
                  <text:list-item>
                    <text:p>Use ABA+ preferences?</text:p>
                  </text:list-item>
                  <text:list-item>
                    <text:p>Add attacks?</text:p>
                  </text:list-item>
                  <text:list-item>
                    <text:p>Reject scenarios that don't derive “pinned” conclusions?</text:p>
                  </text:list-item>
                </text:list>
              </text:list-item>
              <text:list-item>
                <text:p>What would make you want to show/use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07:39:29.929288000</meta:creation-date>
    <meta:generator>LibreOffice/5.0.3.2$MacOSX_X86_64 LibreOffice_project/e5f16313668ac592c1bfb310f4390624e3dbfb75</meta:generator>
    <dc:date>2017-06-22T02:13:34.048063000</dc:date>
    <meta:editing-duration>PT23H21M24S</meta:editing-duration>
    <meta:editing-cycles>49</meta:editing-cycles>
    <meta:document-statistic meta:object-count="69"/>
  </office:meta>
</office:document-meta>
</file>